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5.102in" svg:y="0.4055in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2429in" svg:y="4.3476in">
            <draw:object draw:notify-on-update-of-ranges="Sheet1.A5:Sheet1.A6 Sheet1.B1:Sheet1.B1 Sheet1.B5:Sheet1.B6 Sheet1.C1:Sheet1.C1 Sheet1.C5:Sheet1.C6 Sheet1.D1:Sheet1.D1 Sheet1.D5:Sheet1.D6 Sheet1.E1:Sheet1.E1 Sheet1.E5:Sheet1.E6 Sheet1.F1:Sheet1.F1 Sheet1.F5:Sheet1.F6 Sheet1.G1:Sheet1.G1 Sheet1.G5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44.1436170212766" calcext:value-type="float">
            <text:p>44.1436170212766</text:p>
          </table:table-cell>
          <table:table-cell office:value-type="float" office:value="14.3709574468085" calcext:value-type="float">
            <text:p>14.3709574468085</text:p>
          </table:table-cell>
          <table:table-cell office:value-type="float" office:value="2.38519368613017" calcext:value-type="float">
            <text:p>2.38519368613017</text:p>
          </table:table-cell>
          <table:table-cell office:value-type="float" office:value="149.015408066418" calcext:value-type="float">
            <text:p>149.015408066418</text:p>
          </table:table-cell>
          <table:table-cell office:value-type="float" office:value="1.33181414457942" calcext:value-type="float">
            <text:p>1.3318141445794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37.2111111111111" calcext:value-type="float">
            <text:p>37.2111111111111</text:p>
          </table:table-cell>
          <table:table-cell office:value-type="float" office:value="12.0987777777778" calcext:value-type="float">
            <text:p>12.0987777777778</text:p>
          </table:table-cell>
          <table:table-cell office:value-type="float" office:value="2.29581629252033" calcext:value-type="float">
            <text:p>2.29581629252033</text:p>
          </table:table-cell>
          <table:table-cell office:value-type="float" office:value="204.287341212618" calcext:value-type="float">
            <text:p>204.287341212618</text:p>
          </table:table-cell>
          <table:table-cell office:value-type="float" office:value="4.9954904974679" calcext:value-type="float">
            <text:p>4.995490497467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48.1907894736842" calcext:value-type="float">
            <text:p>48.1907894736842</text:p>
          </table:table-cell>
          <table:table-cell office:value-type="float" office:value="12.0844736842105" calcext:value-type="float">
            <text:p>12.0844736842105</text:p>
          </table:table-cell>
          <table:table-cell office:value-type="float" office:value="1.12892979354555" calcext:value-type="float">
            <text:p>1.12892979354555</text:p>
          </table:table-cell>
          <table:table-cell office:value-type="float" office:value="618.415537593979" calcext:value-type="float">
            <text:p>618.415537593979</text:p>
          </table:table-cell>
          <table:table-cell office:value-type="float" office:value="45.9229180374591" calcext:value-type="float">
            <text:p>45.922918037459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49.5" calcext:value-type="float">
            <text:p>49.5</text:p>
          </table:table-cell>
          <table:table-cell office:value-type="float" office:value="12.3386" calcext:value-type="float">
            <text:p>12.3386</text:p>
          </table:table-cell>
          <table:table-cell office:value-type="float" office:value="-0.226149794293354" calcext:value-type="float">
            <text:p>-0.226149794293354</text:p>
          </table:table-cell>
          <table:table-cell office:value-type="float" office:value="146.081846170453" calcext:value-type="float">
            <text:p>146.081846170453</text:p>
          </table:table-cell>
          <table:table-cell office:value-type="float" office:value="1.80325887641128" calcext:value-type="float">
            <text:p>1.8032588764112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11.2784375" calcext:value-type="float">
            <text:p>11.2784375</text:p>
          </table:table-cell>
          <table:table-cell office:value-type="float" office:value="0.825157400136297" calcext:value-type="float">
            <text:p>0.825157400136297</text:p>
          </table:table-cell>
          <table:table-cell office:value-type="float" office:value="281.339591238128" calcext:value-type="float">
            <text:p>281.339591238128</text:p>
          </table:table-cell>
          <table:table-cell office:value-type="float" office:value="12.4181931382342" calcext:value-type="float">
            <text:p>12.418193138234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42.9690721649485" calcext:value-type="float">
            <text:p>42.9690721649485</text:p>
          </table:table-cell>
          <table:table-cell office:value-type="float" office:value="13.8955670103093" calcext:value-type="float">
            <text:p>13.8955670103093</text:p>
          </table:table-cell>
          <table:table-cell office:value-type="float" office:value="2.26219532748908" calcext:value-type="float">
            <text:p>2.26219532748908</text:p>
          </table:table-cell>
          <table:table-cell office:value-type="float" office:value="165.120516892374" calcext:value-type="float">
            <text:p>165.120516892374</text:p>
          </table:table-cell>
          <table:table-cell office:value-type="float" office:value="2.23205874589806" calcext:value-type="float">
            <text:p>2.23205874589806</text:p>
          </table:table-cell>
          <table:table-cell office:value-type="string" calcext:value-type="string">
            <text:p>[0.82616733 0.1738326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4:26.690449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4:30.319056045</dc:date>
    <meta:editing-duration>PT1H47M39S</meta:editing-duration>
    <meta:editing-cycles>12</meta:editing-cycles>
    <meta:generator>LibreOffice/7.1.3.2$MacOSX_X86_64 LibreOffice_project/47f78053abe362b9384784d31a6e56f8511eb1c1</meta:generator>
    <meta:document-statistic meta:table-count="1" meta:cell-count="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2:Sheet1.G3 Sheet1.B1:Sheet1.G1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l</text:p>
                <draw:g>
                  <svg:desc>Sheet1.A2:Sheet1.A3</svg:desc>
                </draw:g>
              </table:table-cell>
              <table:table-cell office:value-type="float" office:value="0.94">
                <text:p>0.94</text:p>
                <draw:g>
                  <svg:desc>Sheet1.B2:Sheet1.B3</svg:desc>
                </draw:g>
              </table:table-cell>
              <table:table-cell office:value-type="float" office:value="0.01">
                <text:p>0.01</text:p>
                <draw:g>
                  <svg:desc>Sheet1.C2:Sheet1.C3</svg:desc>
                </draw:g>
              </table:table-cell>
              <table:table-cell office:value-type="float" office:value="44.1436170212766">
                <text:p>44.1436170212766</text:p>
                <draw:g>
                  <svg:desc>Sheet1.D2:Sheet1.D3</svg:desc>
                </draw:g>
              </table:table-cell>
              <table:table-cell office:value-type="float" office:value="14.3709574468085">
                <text:p>14.3709574468085</text:p>
                <draw:g>
                  <svg:desc>Sheet1.E2:Sheet1.E3</svg:desc>
                </draw:g>
              </table:table-cell>
              <table:table-cell office:value-type="float" office:value="2.38519368613017">
                <text:p>2.38519368613017</text:p>
                <draw:g>
                  <svg:desc>Sheet1.F2:Sheet1.F3</svg:desc>
                </draw:g>
              </table:table-cell>
              <table:table-cell office:value-type="float" office:value="149.015408066418">
                <text:p>149.015408066418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teb</text:p>
              </table:table-cell>
              <table:table-cell office:value-type="float" office:value="0.9">
                <text:p>0.9</text:p>
              </table:table-cell>
              <table:table-cell office:value-type="float" office:value="0.08">
                <text:p>0.08</text:p>
              </table:table-cell>
              <table:table-cell office:value-type="float" office:value="37.2111111111111">
                <text:p>37.2111111111111</text:p>
              </table:table-cell>
              <table:table-cell office:value-type="float" office:value="12.0987777777778">
                <text:p>12.0987777777778</text:p>
              </table:table-cell>
              <table:table-cell office:value-type="float" office:value="2.29581629252033">
                <text:p>2.29581629252033</text:p>
              </table:table-cell>
              <table:table-cell office:value-type="float" office:value="204.287341212618">
                <text:p>204.287341212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5:Sheet1.G6 Sheet1.B1:Sheet1.G1" chart:data-source-has-labels="both" svg:x="0.32cm" svg:y="0.18cm" svg:width="10.336cm" svg:height="8.64cm">
          <chart:coordinate-region svg:x="1.138cm" svg:y="0.383cm" svg:width="9.518cm" svg:height="8.234cm"/>
          <chart:axis chart:dimension="x" chart:name="primary-x" chart:style-name="ch4" chartooo:axis-type="auto">
            <chartooo:date-scale/>
            <chart:categories table:cell-range-address="Sheet1.A5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6" chart:label-cell-address="Sheet1.B1:Sheet1.B1" chart:class="chart:bar">
            <chart:data-point chart:repeated="2"/>
          </chart:series>
          <chart:series chart:style-name="ch8" chart:values-cell-range-address="Sheet1.C5:Sheet1.C6" chart:label-cell-address="Sheet1.C1:Sheet1.C1" chart:class="chart:bar">
            <chart:data-point chart:repeated="2"/>
          </chart:series>
          <chart:series chart:style-name="ch9" chart:values-cell-range-address="Sheet1.D5:Sheet1.D6" chart:label-cell-address="Sheet1.D1:Sheet1.D1" chart:class="chart:bar">
            <chart:data-point chart:repeated="2"/>
          </chart:series>
          <chart:series chart:style-name="ch10" chart:values-cell-range-address="Sheet1.E5:Sheet1.E6" chart:label-cell-address="Sheet1.E1:Sheet1.E1" chart:class="chart:bar">
            <chart:data-point chart:repeated="2"/>
          </chart:series>
          <chart:series chart:style-name="ch11" chart:values-cell-range-address="Sheet1.F5:Sheet1.F6" chart:label-cell-address="Sheet1.F1:Sheet1.F1" chart:class="chart:bar">
            <chart:data-point chart:repeated="2"/>
          </chart:series>
          <chart:series chart:style-name="ch12" chart:values-cell-range-address="Sheet1.G5:Sheet1.G6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lca</text:p>
                <draw:g>
                  <svg:desc>Sheet1.A5:Sheet1.A6</svg:desc>
                </draw:g>
              </table:table-cell>
              <table:table-cell office:value-type="float" office:value="0.5">
                <text:p>0.5</text:p>
                <draw:g>
                  <svg:desc>Sheet1.B5:Sheet1.B6</svg:desc>
                </draw:g>
              </table:table-cell>
              <table:table-cell office:value-type="float" office:value="0.12">
                <text:p>0.12</text:p>
                <draw:g>
                  <svg:desc>Sheet1.C5:Sheet1.C6</svg:desc>
                </draw:g>
              </table:table-cell>
              <table:table-cell office:value-type="float" office:value="49.5">
                <text:p>49.5</text:p>
                <draw:g>
                  <svg:desc>Sheet1.D5:Sheet1.D6</svg:desc>
                </draw:g>
              </table:table-cell>
              <table:table-cell office:value-type="float" office:value="12.3386">
                <text:p>12.3386</text:p>
                <draw:g>
                  <svg:desc>Sheet1.E5:Sheet1.E6</svg:desc>
                </draw:g>
              </table:table-cell>
              <table:table-cell office:value-type="float" office:value="-0.226149794293354">
                <text:p>-0.226149794293354</text:p>
                <draw:g>
                  <svg:desc>Sheet1.F5:Sheet1.F6</svg:desc>
                </draw:g>
              </table:table-cell>
              <table:table-cell office:value-type="float" office:value="146.081846170453">
                <text:p>146.081846170453</text:p>
                <draw:g>
                  <svg:desc>Sheet1.G5:Sheet1.G6</svg:desc>
                </draw:g>
              </table:table-cell>
            </table:table-row>
            <table:table-row>
              <table:table-cell office:value-type="string">
                <text:p>dwa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  <table:table-cell office:value-type="float" office:value="37">
                <text:p>37</text:p>
              </table:table-cell>
              <table:table-cell office:value-type="float" office:value="11.2784375">
                <text:p>11.2784375</text:p>
              </table:table-cell>
              <table:table-cell office:value-type="float" office:value="0.825157400136297">
                <text:p>0.825157400136297</text:p>
              </table:table-cell>
              <table:table-cell office:value-type="float" office:value="281.339591238128">
                <text:p>281.339591238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